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="solid" draw:fill-color="#99ccff" draw:opacity="50%" draw:auto-grow-height="false" fo:wrap-option="wrap" draw:shadow-opacity="50%"/>
    </style:style>
    <style:style style:name="gr3" style:family="graphic" style:parent-style-name="standard">
      <style:graphic-properties draw:opacity="50%" draw:auto-grow-height="false" fo:wrap-option="wrap" draw:shadow-opacity="50%"/>
    </style:style>
    <style:style style:name="gr4" style:family="graphic" style:parent-style-name="standard">
      <style:graphic-properties draw:stroke="solid" svg:stroke-width="0.026cm" svg:stroke-color="#4a7ebb" draw:fill="gradient" draw:fill-gradient-name="Gradient_20_7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draw:fill="non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textarea-horizontal-align="center" draw:textarea-vertical-align="middle" draw:auto-grow-height="false" fo:wrap-option="wrap"/>
    </style:style>
    <style:style style:name="gr7" style:family="graphic" style:parent-style-name="standard">
      <style:graphic-properties draw:stroke="solid" svg:stroke-width="0.026cm" svg:stroke-color="#4a7ebb" draw:fill="gradient" draw:fill-gradient-name="Gradient_20_7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3.9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margin-left="0cm" fo:margin-right="0cm" fo:text-align="start" fo:text-indent="0cm" style:punctuation-wrap="hanging"/>
      <style:text-properties fo:font-size="18pt" fo:hyphenate="false"/>
    </style:style>
    <style:style style:name="P5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6" style:family="paragraph">
      <style:text-properties fo:color="#000000"/>
    </style:style>
    <style:style style:name="P7" style:family="paragraph">
      <style:text-properties fo:color="#000000" fo:font-size="18pt"/>
    </style:style>
    <style:style style:name="P8" style:family="paragraph">
      <style:text-properties fo:color="#000000"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 style:punctuation-wrap="hanging"/>
      <style:text-properties fo:font-size="18pt" fo:hyphenate="false"/>
    </style:style>
    <style:style style:name="P10" style:family="paragraph">
      <style:text-properties fo:font-family="Calibri" style:font-pitch="variable" fo:font-size="24pt" style:font-size-asian="24pt" style:font-size-complex="24pt"/>
    </style:style>
    <style:style style:name="T1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0000" style:text-line-through-style="none" fo:font-family="Calibri" fo:font-size="62pt" fo:font-style="normal" style:text-underline-style="none" fo:font-weight="normal" style:font-size-asian="62pt" style:font-style-asian="normal" style:font-weight-asian="normal" style:font-size-complex="62pt" style:font-style-complex="normal" style:font-weight-complex="normal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font-family="Calibri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16cm" svg:height="22.769cm" svg:x="13.201cm" svg:y="31.643cm">
          <text:p/>
        </draw:rect>
        <draw:custom-shape draw:name="Rectangle 37" draw:style-name="gr2" draw:layer="layout" svg:width="9.466cm" svg:height="22.769cm" svg:x="1.329cm" svg:y="31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0" draw:style-name="gr3" draw:layer="layout" svg:width="13.111cm" svg:height="23.288cm" svg:x="46.358cm" svg:y="13.758cm">
          <text:p/>
          <draw:enhanced-geometry svg:viewBox="0 0 21600 21600" draw:type="rectangle" draw:enhanced-path="M 0 0 L 21600 0 21600 21600 0 21600 0 0 Z N"/>
        </draw:custom-shape>
        <draw:custom-shape draw:name="Rectangle 3" draw:style-name="gr4" draw:text-style-name="P3" draw:id="id1" draw:layer="layout" svg:width="3.907cm" svg:height="5.632cm" svg:x="4.763cm" svg:y="15.009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4" draw:id="id3" draw:layer="layout" svg:width="6.706cm" svg:height="3.545cm" svg:x="3.35cm" svg:y="6.56cm">
          <text:p text:style-name="P2"><text:span text:style-name="T1">Wireless 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" draw:style-name="gr4" draw:text-style-name="P3" draw:id="id2" draw:layer="layout" svg:width="5.946cm" svg:height="3.787cm" svg:x="21.675cm" svg:y="10.996cm">
          <text:p text:style-name="P2"><text:span text:style-name="T1">USB Hub</text:span></text:p>
          <draw:enhanced-geometry svg:viewBox="0 0 21600 21600" draw:type="rectangle" draw:enhanced-path="M 0 0 L 21600 0 21600 21600 0 21600 0 0 Z N"/>
        </draw:custom-shape>
        <draw:custom-shape draw:name="TextBox 7" draw:style-name="gr5" draw:text-style-name="P3" draw:layer="layout" svg:width="19.617cm" svg:height="2.906cm" svg:x="63.482cm" svg:y="55.505cm">
          <text:p text:style-name="P2"><text:span text:style-name="T2">Current system (wg1)</text:span></text:p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3" draw:id="id12" draw:layer="layout" svg:width="3.888cm" svg:height="2.971cm" svg:x="18.7cm" svg:y="1.705cm">
          <text:p text:style-name="P2"><text:span text:style-name="T1">GPS</text:span></text:p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3" draw:id="id13" draw:layer="layout" svg:width="3.611cm" svg:height="2.971cm" svg:x="27.865cm" svg:y="1.653cm">
          <text:p text:style-name="P2"><text:span text:style-name="T1">GPS</text:span></text:p>
          <draw:enhanced-geometry svg:viewBox="0 0 21600 21600" draw:type="rectangle" draw:enhanced-path="M 0 0 L 21600 0 21600 21600 0 21600 0 0 Z N"/>
        </draw:custom-shape>
        <draw:custom-shape draw:name="Rectangle 10" draw:style-name="gr4" draw:text-style-name="P3" draw:id="id4" draw:layer="layout" svg:width="7.715cm" svg:height="4.205cm" svg:x="36.455cm" svg:y="10.713cm">
          <text:p text:style-name="P2"><text:span text:style-name="T1">USB Adapter</text:span></text:p>
          <draw:enhanced-geometry svg:viewBox="0 0 21600 21600" draw:type="rectangle" draw:enhanced-path="M 0 0 L 21600 0 21600 21600 0 21600 0 0 Z N"/>
        </draw:custom-shape>
        <draw:connector draw:name="Elbow Connector 14" draw:style-name="gr6" draw:text-style-name="P1" draw:layer="layout" svg:x1="8.67cm" svg:y1="17.825cm" svg:x2="21.675cm" svg:y2="12.889cm" draw:start-shape="id1" draw:end-shape="id2" svg:d="m8670 17825h6502v-4936h6503">
          <text:p/>
        </draw:connector>
        <draw:connector draw:name="Elbow Connector 19" draw:style-name="gr6" draw:text-style-name="P1" draw:layer="layout" svg:x1="6.703cm" svg:y1="10.105cm" svg:x2="6.716cm" svg:y2="15.009cm" draw:start-shape="id3" draw:end-shape="id1" svg:d="m6703 10105v2452h13v2452">
          <text:p/>
        </draw:connector>
        <draw:custom-shape draw:name="Rectangle 20" draw:style-name="gr4" draw:text-style-name="P3" draw:id="id5" draw:layer="layout" svg:width="5.827cm" svg:height="3.787cm" svg:x="66.041cm" svg:y="2.563cm">
          <text:p text:style-name="P5"><text:span text:style-name="T1">DST</text:span></text:p>
          <draw:enhanced-geometry svg:viewBox="0 0 21600 21600" draw:type="rectangle" draw:enhanced-path="M 0 0 L 21600 0 21600 21600 0 21600 0 0 Z N"/>
        </draw:custom-shape>
        <draw:custom-shape draw:name="Rectangle 21" draw:style-name="gr4" draw:text-style-name="P3" draw:id="id15" draw:layer="layout" svg:width="7.022cm" svg:height="3.018cm" svg:x="49.393cm" svg:y="22.725cm">
          <text:p text:style-name="P2"><text:span text:style-name="T1">Stepper Driver</text:span></text:p>
          <draw:enhanced-geometry svg:viewBox="0 0 21600 21600" draw:type="rectangle" draw:enhanced-path="M 0 0 L 21600 0 21600 21600 0 21600 0 0 Z N"/>
        </draw:custom-shape>
        <draw:g draw:name="Group 29" draw:id="id16">
          <draw:custom-shape draw:name="Rectangle 25" draw:style-name="gr7" draw:text-style-name="P3" draw:layer="layout" svg:width="3.932cm" svg:height="7.801cm" svg:x="50.887cm" svg:y="29.008cm">
            <text:p/>
            <draw:enhanced-geometry svg:viewBox="0 0 21600 21600" draw:type="rectangle" draw:enhanced-path="M 0 0 L 21600 0 21600 21600 0 21600 0 0 Z N"/>
          </draw:custom-shape>
          <draw:custom-shape draw:name="Oval 23" draw:style-name="gr4" draw:text-style-name="P7" draw:layer="layout" svg:width="6.168cm" svg:height="5.359cm" svg:x="49.803cm" svg:y="30.157cm">
            <text:p text:style-name="P6"><text:span text:style-name="T1">Stepper Mot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31" draw:style-name="gr8" draw:text-style-name="P4" draw:layer="layout" svg:width="4.86cm" svg:height="1.309cm" svg:x="46.376cm" svg:y="17.006cm">
          <text:p text:style-name="P2"><text:span text:style-name="T1">Rudder</text:span></text:p>
          <draw:enhanced-geometry svg:viewBox="0 0 21600 21600" draw:type="rectangle" draw:enhanced-path="M 0 0 L 21600 0 21600 21600 0 21600 0 0 Z N"/>
        </draw:custom-shape>
        <draw:custom-shape draw:name="Rectangle 32" draw:style-name="gr4" draw:text-style-name="P3" draw:id="id10" draw:layer="layout" svg:width="5.421cm" svg:height="5.863cm" svg:x="2.838cm" svg:y="32.182cm">
          <text:p text:style-name="P2"><text:span text:style-name="T1">Motor Driver</text:span></text:p>
          <draw:enhanced-geometry svg:viewBox="0 0 21600 21600" draw:type="rectangle" draw:enhanced-path="M 0 0 L 21600 0 21600 21600 0 21600 0 0 Z N"/>
        </draw:custom-shape>
        <draw:g draw:name="Group 34" draw:id="id11">
          <draw:custom-shape draw:name="Rectangle 35" draw:style-name="gr7" draw:text-style-name="P3" draw:layer="layout" svg:width="5.035cm" svg:height="11.497cm" svg:x="2.964cm" svg:y="42.348cm">
            <text:p/>
            <draw:enhanced-geometry svg:viewBox="0 0 21600 21600" draw:type="rectangle" draw:enhanced-path="M 0 0 L 21600 0 21600 21600 0 21600 0 0 Z N"/>
          </draw:custom-shape>
          <draw:custom-shape draw:name="Oval 36" draw:style-name="gr4" draw:text-style-name="P7" draw:layer="layout" svg:width="7.898cm" svg:height="7.898cm" svg:x="1.576cm" svg:y="44.041cm">
            <text:p text:style-name="P6"><text:span text:style-name="T1">DC Mot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38" draw:style-name="gr9" draw:text-style-name="P4" draw:layer="layout" svg:width="4.482cm" svg:height="1.281cm" svg:x="1.1cm" svg:y="30.576cm">
          <text:p text:style-name="P2"><text:span text:style-name="T1">Propeller</text:span></text:p>
          <draw:enhanced-geometry svg:viewBox="0 0 21600 21600" draw:type="rectangle" draw:enhanced-path="M 0 0 L 21600 0 21600 21600 0 21600 0 0 Z N"/>
        </draw:custom-shape>
        <draw:connector draw:name="Elbow Connector 41" draw:style-name="gr6" draw:text-style-name="P1" draw:layer="layout" draw:line-skew="-2.188cm" svg:x1="44.17cm" svg:y1="12.815cm" svg:x2="66.041cm" svg:y2="4.456cm" draw:start-shape="id4" draw:end-shape="id5" draw:end-glue-point="3" svg:d="m44170 12815h8747v-8359h13124">
          <text:p/>
        </draw:connector>
        <draw:custom-shape draw:name="TextBox 42" draw:style-name="gr8" draw:text-style-name="P4" draw:layer="layout" svg:width="4.626cm" svg:height="1.27cm" svg:x="44.246cm" svg:y="11.553cm">
          <text:p text:style-name="P2"><text:span text:style-name="T1">RS-485</text:span></text:p>
          <draw:enhanced-geometry svg:viewBox="0 0 21600 21600" draw:type="rectangle" draw:enhanced-path="M 0 0 L 21600 0 21600 21600 0 21600 0 0 Z N"/>
        </draw:custom-shape>
        <draw:connector draw:name="Shape 44" draw:style-name="gr6" draw:text-style-name="P1" draw:layer="layout" svg:x1="44.17cm" svg:y1="12.815cm" svg:x2="52.914cm" svg:y2="15.197cm" draw:start-shape="id4" draw:start-glue-point="1" draw:end-shape="id6" draw:end-glue-point="0" svg:d="m44170 12815h8744v2382">
          <text:p/>
        </draw:connector>
        <draw:custom-shape draw:name="TextBox 50" draw:style-name="gr8" draw:text-style-name="P4" draw:layer="layout" svg:width="4.626cm" svg:height="1.281cm" svg:x="6.805cm" svg:y="21.307cm">
          <text:p text:style-name="P2"><text:span text:style-name="T1">RS-485</text:span></text:p>
          <draw:enhanced-geometry svg:viewBox="0 0 21600 21600" draw:type="rectangle" draw:enhanced-path="M 0 0 L 21600 0 21600 21600 0 21600 0 0 Z N"/>
        </draw:custom-shape>
        <draw:custom-shape draw:name="Rectangle 51" draw:style-name="gr4" draw:text-style-name="P3" draw:id="id17" draw:layer="layout" svg:width="7.977cm" svg:height="4.898cm" svg:x="65.601cm" svg:y="10.442cm">
          <text:p text:style-name="P2"><text:span text:style-name="T1">Compass</text:span></text:p>
          <draw:enhanced-geometry svg:viewBox="0 0 21600 21600" draw:type="rectangle" draw:enhanced-path="M 0 0 L 21600 0 21600 21600 0 21600 0 0 Z N"/>
        </draw:custom-shape>
        <draw:custom-shape draw:name="Rectangle 52" draw:style-name="White" draw:text-style-name="P8" draw:id="id22" draw:layer="layout" svg:width="6.171cm" svg:height="7.423cm" svg:x="25.13cm" svg:y="32.839cm">
          <text:p text:style-name="P8"><text:span text:style-name="T3">Bilge Pump</text:span></text:p>
          <draw:enhanced-geometry svg:viewBox="0 0 21600 21600" draw:type="rectangle" draw:enhanced-path="M 0 0 L 21600 0 21600 21600 0 21600 0 0 Z N"/>
        </draw:custom-shape>
        <draw:custom-shape draw:name="Rectangle 53" draw:style-name="gr3" draw:layer="layout" svg:width="9.33cm" svg:height="6.631cm" svg:x="29.727cm" svg:y="19.996cm">
          <text:p/>
          <draw:enhanced-geometry svg:viewBox="0 0 21600 21600" draw:type="rectangle" draw:enhanced-path="M 0 0 L 21600 0 21600 21600 0 21600 0 0 Z N"/>
        </draw:custom-shape>
        <draw:custom-shape draw:name="TextBox 54" draw:style-name="gr8" draw:text-style-name="P4" draw:layer="layout" svg:width="6.297cm" svg:height="1.281cm" svg:x="29.937cm" svg:y="18.857cm">
          <text:p text:style-name="P2"><text:span text:style-name="T1">Unused</text:span></text:p>
          <draw:enhanced-geometry svg:viewBox="0 0 21600 21600" draw:type="rectangle" draw:enhanced-path="M 0 0 L 21600 0 21600 21600 0 21600 0 0 Z N"/>
        </draw:custom-shape>
        <draw:custom-shape draw:name="Rectangle 77" draw:style-name="gr4" draw:text-style-name="P9" draw:layer="layout" svg:width="6.58cm" svg:height="4.954cm" svg:x="30.977cm" svg:y="20.899cm">
          <text:p text:style-name="P5"><text:span text:style-name="T1">Passive Ra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0" draw:style-name="gr4" draw:text-style-name="P3" draw:id="id14" draw:layer="layout" svg:width="7.41cm" svg:height="6.396cm" svg:x="63.717cm" svg:y="37.331cm">
          <text:p text:style-name="P2"><text:span text:style-name="T1">Battery Bank 1</text:span></text:p>
          <draw:enhanced-geometry svg:viewBox="0 0 21600 21600" draw:type="rectangle" draw:enhanced-path="M 0 0 L 21600 0 21600 21600 0 21600 0 0 Z N"/>
        </draw:custom-shape>
        <draw:custom-shape draw:name="Rectangle 81" draw:style-name="gr4" draw:text-style-name="P3" draw:id="id8" draw:layer="layout" svg:width="7.171cm" svg:height="6.102cm" svg:x="63.816cm" svg:y="44.827cm">
          <text:p text:style-name="P2"><text:span text:style-name="T1">Battery Bank 2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name="Rectangle 82" draw:style-name="gr4" draw:text-style-name="P3" draw:id="id7" draw:layer="layout" svg:width="10.837cm" svg:height="7.041cm" svg:x="47.674cm" svg:y="41.755cm">
          <text:p text:style-name="P2"><text:span text:style-name="T1">Solar</text:span></text:p>
          <text:p text:style-name="P2"><text:span text:style-name="T1">Charger</text:span></text:p>
          <draw:enhanced-geometry svg:viewBox="0 0 21600 21600" draw:type="rectangle" draw:enhanced-path="M 0 0 L 21600 0 21600 21600 0 21600 0 0 Z N"/>
        </draw:custom-shape>
        <draw:custom-shape draw:name="Rectangle 83" draw:style-name="gr4" draw:text-style-name="P3" draw:id="id9" draw:layer="layout" svg:width="6.909cm" svg:height="8.952cm" svg:x="35.962cm" svg:y="40.797cm">
          <text:p text:style-name="P2"><text:span text:style-name="T1">PV Cell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8.511cm" svg:y1="45.275cm" svg:x2="63.816cm" svg:y2="47.878cm" draw:start-shape="id7" draw:start-glue-point="1" draw:end-shape="id8" svg:d="m58511 45275h2652v2603h2653">
          <text:p/>
        </draw:connector>
        <draw:connector draw:style-name="gr10" draw:text-style-name="P1" draw:layer="layout" svg:x1="47.674cm" svg:y1="45.275cm" svg:x2="42.871cm" svg:y2="45.273cm" draw:start-shape="id7" draw:start-glue-point="3" draw:end-shape="id9" draw:end-glue-point="1" svg:d="m47674 45275h-2402v-2h-2401">
          <text:p/>
        </draw:connector>
        <draw:connector draw:style-name="gr10" draw:text-style-name="P1" draw:layer="layout" svg:x1="5.548cm" svg:y1="38.045cm" svg:x2="5.525cm" svg:y2="42.348cm" draw:start-shape="id10" draw:start-glue-point="2" draw:end-shape="id11" svg:d="m5548 38045v2151h-23v2152">
          <text:p/>
        </draw:connector>
        <draw:connector draw:style-name="gr10" draw:text-style-name="P1" draw:layer="layout" svg:x1="24.648cm" svg:y1="10.996cm" svg:x2="20.644cm" svg:y2="4.676cm" draw:start-shape="id2" draw:start-glue-point="0" draw:end-shape="id12" svg:d="m24648 10996v-3161h-4004v-3159">
          <text:p/>
        </draw:connector>
        <draw:connector draw:style-name="gr10" draw:text-style-name="P1" draw:layer="layout" svg:x1="29.67cm" svg:y1="4.624cm" svg:x2="24.648cm" svg:y2="10.996cm" draw:start-shape="id13" draw:start-glue-point="2" draw:end-shape="id2" draw:end-glue-point="0" svg:d="m29670 4624v3185h-5022v3187">
          <text:p/>
        </draw:connector>
        <draw:connector draw:style-name="gr10" draw:text-style-name="P1" draw:layer="layout" svg:x1="58.511cm" svg:y1="45.275cm" svg:x2="63.717cm" svg:y2="40.529cm" draw:start-shape="id7" draw:start-glue-point="1" draw:end-shape="id14" draw:end-glue-point="3" svg:d="m58511 45275h2603v-4746h2603">
          <text:p/>
        </draw:connector>
        <draw:connector draw:style-name="gr10" draw:text-style-name="P1" draw:layer="layout" svg:x1="52.904cm" svg:y1="25.743cm" svg:x2="52.887cm" svg:y2="29.008cm" draw:start-shape="id15" draw:start-glue-point="2" draw:end-shape="id16" draw:end-glue-point="0" svg:d="m52904 25743v1632h-17v1633">
          <text:p/>
        </draw:connector>
        <draw:connector draw:style-name="gr10" draw:text-style-name="P1" draw:layer="layout" draw:line-skew="7.22cm" svg:x1="44.17cm" svg:y1="12.815cm" svg:x2="65.601cm" svg:y2="12.891cm" draw:start-shape="id4" draw:end-shape="id17" svg:d="m44170 12815h17935v76h3496">
          <text:p/>
        </draw:connector>
        <draw:connector draw:style-name="gr10" draw:text-style-name="P1" draw:layer="layout" svg:x1="36.455cm" svg:y1="12.815cm" svg:x2="27.621cm" svg:y2="12.889cm" draw:start-shape="id4" draw:start-glue-point="3" draw:end-shape="id2" svg:d="m36455 12815h-4417v74h-4417">
          <text:p/>
        </draw:connector>
        <draw:custom-shape draw:name="Rectangle 21" draw:style-name="gr4" draw:text-style-name="P3" draw:id="id6" draw:layer="layout" svg:width="7.022cm" svg:height="3.018cm" svg:x="49.403cm" svg:y="15.197cm">
          <text:p text:style-name="P2"><text:span text:style-name="T1">Rudder Area Controlle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2.904cm" svg:y1="22.725cm" svg:x2="52.914cm" svg:y2="18.215cm" draw:start-shape="id15" draw:start-glue-point="0" draw:end-shape="id6" svg:d="m52904 22725v-2255h10v-2255">
          <text:p/>
        </draw:connector>
        <draw:custom-shape draw:name="Rectangle 32" draw:style-name="gr4" draw:text-style-name="P4" draw:id="id18" draw:layer="layout" svg:width="5.421cm" svg:height="5.863cm" svg:x="15.004cm" svg:y="24.307cm">
          <text:p text:style-name="P2"><text:span text:style-name="T1">Main Drive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7.714cm" svg:y1="24.307cm" svg:x2="6.716cm" svg:y2="20.641cm" draw:start-shape="id18" draw:start-glue-point="0" draw:end-shape="id1" draw:end-glue-point="2" svg:d="m17714 24307v-1833h-10998v-1833">
          <text:p/>
        </draw:connector>
        <draw:connector draw:style-name="gr10" draw:text-style-name="P1" draw:layer="layout" svg:x1="5.548cm" svg:y1="32.182cm" svg:x2="15.004cm" svg:y2="27.238cm" draw:start-shape="id10" draw:start-glue-point="0" draw:end-shape="id18" draw:end-glue-point="3" svg:d="m5548 32182v-4944h9456">
          <text:p/>
        </draw:connector>
        <draw:custom-shape draw:name="Rectangle 32" draw:style-name="gr4" draw:text-style-name="P3" draw:id="id20" draw:layer="layout" svg:width="5.421cm" svg:height="5.863cm" svg:x="15.042cm" svg:y="32.076cm">
          <text:p text:style-name="P2"><text:span text:style-name="T1">Motor Driver</text:span></text:p>
          <draw:enhanced-geometry svg:viewBox="0 0 21600 21600" draw:type="rectangle" draw:enhanced-path="M 0 0 L 21600 0 21600 21600 0 21600 0 0 Z N"/>
        </draw:custom-shape>
        <draw:g draw:name="Group 34" draw:id="id19">
          <draw:custom-shape draw:name="Rectangle 35" draw:style-name="gr7" draw:text-style-name="P3" draw:layer="layout" svg:width="5.035cm" svg:height="11.497cm" svg:x="15.168cm" svg:y="42.242cm">
            <text:p/>
            <draw:enhanced-geometry svg:viewBox="0 0 21600 21600" draw:type="rectangle" draw:enhanced-path="M 0 0 L 21600 0 21600 21600 0 21600 0 0 Z N"/>
          </draw:custom-shape>
          <draw:custom-shape draw:name="Oval 36" draw:style-name="gr4" draw:text-style-name="P7" draw:layer="layout" svg:width="7.898cm" svg:height="7.898cm" svg:x="13.78cm" svg:y="43.935cm">
            <text:p text:style-name="P6"><text:span text:style-name="T1">DC Mot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" draw:text-style-name="P1" draw:layer="layout" svg:x1="17.729cm" svg:y1="42.242cm" svg:x2="17.752cm" svg:y2="37.939cm" draw:start-shape="id19" draw:start-glue-point="0" draw:end-shape="id20" svg:d="m17729 42242v-2152h23v-2151">
          <text:p/>
        </draw:connector>
        <draw:connector draw:style-name="gr10" draw:text-style-name="P1" draw:layer="layout" svg:x1="17.714cm" svg:y1="30.17cm" svg:x2="17.752cm" svg:y2="32.076cm" draw:start-shape="id18" draw:end-shape="id20" draw:end-glue-point="0" svg:d="m17714 30170v952h38v954">
          <text:p/>
        </draw:connector>
        <draw:frame draw:style-name="gr11" draw:text-style-name="P10" draw:layer="layout" svg:width="4.445cm" svg:height="1.597cm" svg:x="13.038cm" svg:y="30.545cm">
          <draw:text-box>
            <text:p><text:span text:style-name="T4">Ballast Tray</text:span></text:p>
          </draw:text-box>
        </draw:frame>
        <draw:frame draw:style-name="gr12" draw:text-style-name="P10" draw:layer="layout" svg:width="2.885cm" svg:height="1.289cm" svg:x="66.147cm" svg:y="15.33cm">
          <draw:text-box>
            <text:p><text:span text:style-name="T4">RS-485</text:span></text:p>
          </draw:text-box>
        </draw:frame>
        <draw:frame draw:style-name="gr12" draw:text-style-name="P10" draw:layer="layout" svg:width="4.384cm" svg:height="1.289cm" svg:x="52.753cm" svg:y="40.693cm">
          <draw:text-box>
            <text:p><text:span text:style-name="T4">NMEA2000</text:span></text:p>
          </draw:text-box>
        </draw:frame>
        <draw:frame draw:style-name="gr12" draw:text-style-name="P10" draw:layer="layout" svg:width="9.392cm" svg:height="1.289cm" svg:x="52.525cm" svg:y="3.268cm">
          <draw:text-box>
            <text:p><text:span text:style-name="T4">NMEA2000 or NMEA0183</text:span></text:p>
          </draw:text-box>
        </draw:frame>
        <draw:custom-shape draw:name="TextBox 50" draw:style-name="gr8" draw:text-style-name="P4" draw:layer="layout" svg:width="4.626cm" svg:height="1.281cm" svg:x="11.945cm" svg:y="25.894cm">
          <text:p text:style-name="P2"><text:span text:style-name="T1">RS-232</text:span></text:p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4" draw:id="id21" draw:layer="layout" svg:width="3.611cm" svg:height="2.971cm" svg:x="24.674cm" svg:y="25.76cm">
          <text:p text:style-name="P2"><text:span text:style-name="T1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20.425cm" svg:y1="27.238cm" svg:x2="24.674cm" svg:y2="27.245cm" draw:start-shape="id18" draw:start-glue-point="1" draw:end-shape="id21" svg:d="m20425 27238h2124v7h2125">
          <text:p/>
        </draw:connector>
        <draw:connector draw:style-name="gr10" draw:text-style-name="P1" draw:layer="layout" svg:x1="28.215cm" svg:y1="32.839cm" svg:x2="26.479cm" svg:y2="28.731cm" draw:start-shape="id22" draw:start-glue-point="0" draw:end-shape="id21" draw:end-glue-point="2" svg:d="m28215 32839v-2055h-1736v-20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3e7fcc" draw:end-color="#a4c1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hite" style:family="graphic" style:parent-style-name="standard">
      <style:graphic-properties draw:stroke="solid" svg:stroke-width="0.026cm" svg:stroke-color="#4a7ebb" draw:marker-start-width="0.3cm" draw:marker-start-center="false" draw:marker-end-width="0.3cm" draw:marker-end-center="false" svg:stroke-opacity="100%" draw:stroke-linejoin="round" draw:fill="gradient" draw:fill-color="#99ccff" draw:secondary-fill-color="#99ccff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Whit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Calibri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5T11:28:32</meta:creation-date>
    <dc:date>2009-05-18T21:20:18</dc:date>
    <meta:editing-duration>PT02H22M48S</meta:editing-duration>
    <meta:editing-cycles>9</meta:editing-cycles>
    <meta:generator>OpenOffice.org/3.1$Unix OpenOffice.org_project/310m11$Build-9399</meta:generator>
    <meta:document-statistic meta:object-count="64"/>
  </office:meta>
</office:document-meta>
</file>